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/27</text:p>
      <text:p text:style-name="Standard"/>
      <text:p text:style-name="Standard">5:06 leave-off:</text:p>
      <text:p text:style-name="Standard">readin_item_data is messy: it's adding duplicate names to the name lists.</text:p>
      <text:p text:style-name="Standard"/>
      <text:p text:style-name="Standard">8:52 leave-off:</text:p>
      <text:p text:style-name="Standard">Next order of business is to delete the code block at UI.py 256 and build the substantiate function.</text:p>
      <text:p text:style-name="Standard"/>
      <text:p text:style-name="Standard"/>
      <text:p text:style-name="P1">4/28</text:p>
      <text:p text:style-name="Standard"/>
      <text:p text:style-name="Standard">12:00</text:p>
      <text:p text:style-name="Standard">Starting the day with multiplayer server/client tutorial from freeCodeCamp, made by tech with Tim.</text:p>
      <text:p text:style-name="Standard"/>
      <text:p text:style-name="Standard">3:20</text:p>
      <text:p text:style-name="Standard"/>
      <text:p text:style-name="Standard">From that tutorial, worked with socket module, set up a server and client program and had them connect using socket module. Started sending basic bits of information to each other.</text:p>
      <text:p text:style-name="Standard"/>
      <text:p text:style-name="Standard">Learned about using cat in git to create or edit text in files. Can't seem to get git to ignore .idea folder.</text:p>
      <text:p text:style-name="Standard"/>
      <text:p text:style-name="Standard">Switching now to work on ui.py. I will look into making a separate .py for main menu.</text:p>
      <text:p text:style-name="Standard"/>
      <text:p text:style-name="Standard">3:50 </text:p>
      <text:p text:style-name="Standard"/>
      <text:p text:style-name="Standard">menu is now it's own file, with import statements updated in ui.py</text:p>
      <text:p text:style-name="Standard"/>
      <text:p text:style-name="Standard">Switching back to client/server game tutorial, as I'd like to know how that's going to work before continuing with game code.</text:p>
      <text:p text:style-name="Standard"/>
      <text:p text:style-name="Standard">4/29</text:p>
      <text:p text:style-name="Standard"/>
      <text:p text:style-name="Standard">9:45pm</text:p>
      <text:p text:style-name="Standard"/>
      <text:p text:style-name="Standard">The understanding tkinter mainloop question on stack overflow seems to show a way I can have tkinter listening for events. I'll have events to be handled added to a list, which will be cleared in while lo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</meta:initial-creator>
    <meta:creation-date>2019-04-27T17:05:39.72</meta:creation-date>
    <meta:generator>OpenOffice/4.1.6$Win32 OpenOffice.org_project/416m1$Build-9790</meta:generator>
    <dc:date>2019-04-29T21:47:26.11</dc:date>
    <dc:creator>Tom </dc:creator>
    <meta:editing-duration>P1DT18H28M38S</meta:editing-duration>
    <meta:editing-cycles>3</meta:editing-cycles>
    <meta:document-statistic meta:table-count="0" meta:image-count="0" meta:object-count="0" meta:page-count="1" meta:paragraph-count="18" meta:word-count="193" meta:character-count="1105"/>
  </office:meta>
</office:document-meta>
</file>